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5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owstań i świeć</text:span><text:span text:style-name="T1"><text:line-break/></text:span><text:span text:style-name="T1">oto tutaj Twe światło</text:span><text:span text:style-name="T1"><text:line-break/></text:span><text:span text:style-name="T1">Chwała Pana</text:span><text:span text:style-name="T1"><text:line-break/></text:span><text:span text:style-name="T1">nad tobą rozbłyska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Podnieś twoje oczy</text:span><text:span text:style-name="T1"><text:line-break/></text:span><text:span text:style-name="T1">i popatrz w dal</text:span><text:span text:style-name="T1"><text:line-break/></text:span><text:span text:style-name="T1">Serce Twoje zadrży z radości.</text:span><text:span text:style-name="T1"><text:line-break/></text:span><text:span text:style-name="T1">Oto Twoje dzieci</text:span><text:span text:style-name="T1"><text:line-break/></text:span><text:span text:style-name="T1">z daleka wracają,</text:span><text:span text:style-name="T1"><text:line-break/></text:span><text:span text:style-name="T1">Córki twe na rękach niesi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Ref. Jeruzalem, Jeruzalem,</text:span><text:span text:style-name="T1"><text:line-break/></text:span><text:span text:style-name="T1">odrzuć daleko</text:span><text:span text:style-name="T1"><text:line-break/></text:span><text:span text:style-name="T1">już twój smutek.</text:span><text:span text:style-name="T1"><text:line-break/></text:span><text:span text:style-name="T1">Jeruzalem, Jeruzalem,</text:span><text:span text:style-name="T1"><text:line-break/></text:span><text:span text:style-name="T1">śpiewaj,</text:span><text:span text:style-name="T1"><text:line-break/></text:span><text:span text:style-name="T1">tańcz przed twym Bogi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2. Do twojego światła</text:span><text:span text:style-name="T1"><text:line-break/></text:span><text:span text:style-name="T1">nadciągną narody</text:span><text:span text:style-name="T1"><text:line-break/></text:span><text:span text:style-name="T1">królowie do blasku</text:span><text:span text:style-name="T1"><text:line-break/></text:span><text:span text:style-name="T1">Twego wschodu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Mnogość wielbłądów zaleje cię</text:span><text:span text:style-name="T1"><text:line-break/></text:span><text:span text:style-name="T1">Zza morza napłyną bogactwa.</text:span><text:span text:style-name="T1"><text:line-break/></text:span><text:span text:style-name="T1">Przybędą z Efy, ze Saby,</text:span><text:span text:style-name="T1"><text:line-break/></text:span><text:span text:style-name="T1">z Madianu</text:span><text:span text:style-name="T1"><text:line-break/></text:span><text:span text:style-name="T1">Nucąc razem hymny</text:span><text:span text:style-name="T1"><text:line-break/></text:span><text:span text:style-name="T1">na cześć Pa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Ref. Jeruzalem, Jeruzalem,</text:span><text:span text:style-name="T1"><text:line-break/></text:span><text:span text:style-name="T1">odrzuć daleko</text:span><text:span text:style-name="T1"><text:line-break/></text:span><text:span text:style-name="T1">już twój smutek.</text:span><text:span text:style-name="T1"><text:line-break/></text:span><text:span text:style-name="T1">Jeruzalem, Jeruzalem,</text:span><text:span text:style-name="T1"><text:line-break/></text:span><text:span text:style-name="T1">śpiewaj,</text:span><text:span text:style-name="T1"><text:line-break/></text:span><text:span text:style-name="T1">tańcz przed twym Bogi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3. Obce narody</text:span><text:span text:style-name="T1"><text:line-break/></text:span><text:span text:style-name="T1">naprawią twe mury</text:span><text:span text:style-name="T1"><text:line-break/></text:span><text:span text:style-name="T1">Ich królowie</text:span><text:span text:style-name="T1"><text:line-break/></text:span><text:span text:style-name="T1">będą Ci służyli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Będą źródłem twojej radości,</text:span><text:span text:style-name="T1"><text:line-break/></text:span><text:span text:style-name="T1">Nazwą ciebie miastem Boga</text:span><text:span text:style-name="T1"><text:line-break/></text:span><text:span text:style-name="T1">Dni twojej żałoby</text:span><text:span text:style-name="T1"><text:line-break/></text:span><text:span text:style-name="T1">na zawsze skończone</text:span><text:span text:style-name="T1"><text:line-break/></text:span><text:span text:style-name="T1">Pośród ludów</text:span><text:span text:style-name="T1"><text:line-break/></text:span><text:span text:style-name="T1">będziesz mnie wychwala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Ref. Jeruzalem, Jeruzalem,</text:span><text:span text:style-name="T1"><text:line-break/></text:span><text:span text:style-name="T1">odrzuć daleko</text:span><text:span text:style-name="T1"><text:line-break/></text:span><text:span text:style-name="T1">już twój smutek.</text:span><text:span text:style-name="T1"><text:line-break/></text:span><text:span text:style-name="T1">Jeruzalem, Jeruzalem,</text:span><text:span text:style-name="T1"><text:line-break/></text:span><text:span text:style-name="T1">śpiewaj,</text:span><text:span text:style-name="T1"><text:line-break/></text:span><text:span text:style-name="T1">tańcz przed twym Bogi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6:53:30</meta:creation-date>
    <dc:creator>Rafał Talacha</dc:creator>
    <dc:date>2009-01-27T15:01:04</dc:date>
    <dc:language>pl-PL</dc:language>
    <meta:editing-cycles>7</meta:editing-cycles>
    <meta:editing-duration>PT8M11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